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cm" svg:height="1cm" svg:x="1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1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cm" svg:height="1cm" svg:x="1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cm" svg:height="1cm" svg:x="2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2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cm" svg:height="1cm" svg:x="3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cm" svg:height="1cm" svg:x="3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cm" svg:height="1cm" svg:x="3cm" svg:y="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1cm" svg:height="1cm" svg:x="5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5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6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1cm" svg:x="6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6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7cm" svg:y="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1cm" svg:height="1cm" svg:x="9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9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9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0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1cm" svg:x="11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1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9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10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11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9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10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11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cm" svg:height="1cm" svg:x="12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12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12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13cm" svg:y="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13cm" svg:y="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13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13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1cm" svg:height="1cm" svg:x="13cm" svg:y="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3" draw:layer="layout" svg:width="1.277cm" svg:height="0.962cm" svg:x="1.862cm" svg:y="6cm">
            <draw:text-box>
              <text:p text:style-name="P3">(a)</text:p>
            </draw:text-box>
          </draw:frame>
          <draw:frame draw:style-name="gr5" draw:layer="layout" svg:width="1.277cm" svg:height="0.962cm" svg:x="5.862cm" svg:y="6cm">
            <draw:text-box>
              <text:p>(b)</text:p>
            </draw:text-box>
          </draw:frame>
          <draw:frame draw:style-name="gr5" draw:layer="layout" svg:width="1.243cm" svg:height="0.962cm" svg:x="10.879cm" svg:y="6cm">
            <draw:text-box>
              <text:p>(c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ulisloi </meta:initial-creator>
    <meta:creation-date>2016-06-09T14:32:43.435903343</meta:creation-date>
    <dc:date>2016-06-09T14:45:08.731436005</dc:date>
    <dc:creator>iulisloi </dc:creator>
    <meta:editing-duration>PT12M27S</meta:editing-duration>
    <meta:editing-cycles>1</meta:editing-cycles>
    <meta:document-statistic meta:object-count="50"/>
    <meta:generator>LibreOffice/4.3.3.2$Linux_X86_64 LibreOffice_project/430m0$Build-2</meta:generator>
  </office:meta>
</office:document-meta>
</file>